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image/png" manifest:full-path="Pictures/1000020100000326000003DE02DF74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Sailing Boat „Topperdiek“</text:span><text:line-break/><text:span text:style-name="T1">Hannover</text:span></text:p>
      <text:p text:style-name="P7"/>
      <text:p text:style-name="P10">Logbuch</text:p>
      <text:p text:style-name="P4"/>
      <text:p text:style-name="P6"/>
      <text:p text:style-name="P8"/>
      <text:p text:style-name="P5"/>
      <text:p text:style-name="P17"><draw:frame draw:style-name="fr1" draw:name="Grafik1" text:anchor-type="paragraph" svg:width="15.51cm" svg:height="19.05cm" draw:z-index="0"><draw:image xlink:href="Pictures/1000020100000326000003DE02DF74EB.pn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30.11.2011<text:line-break/>21:19:35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<text:s/></text:p>
          </table:table-cell>
          <table:table-cell table:style-name="Tabelle2.A1" office:value-type="string">
            <text:p text:style-name="P13">0.00 sm</text:p>
          </table:table-cell>
          <table:table-cell table:style-name="Tabelle2.A1" office:value-type="string">
            <text:p text:style-name="P13">      0.00 sm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>1000.00 m</text:p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0:00 h</text:p>
          </table:table-cell>
          <table:covered-table-cell/>
          <table:table-cell table:style-name="Tabelle2.A3" office:value-type="string">
            <text:p text:style-name="P12">00000:00 h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.00 Liter</text:p>
          </table:table-cell>
          <table:covered-table-cell/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kein GPS-Signal<text:line-break/> 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30.11.2011<text:line-break/>21:20:35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<text:s/></text:p>
          </table:table-cell>
          <table:table-cell table:style-name="Tabelle2.A1" office:value-type="string">
            <text:p text:style-name="P13">0.00 sm</text:p>
          </table:table-cell>
          <table:table-cell table:style-name="Tabelle2.A1" office:value-type="string">
            <text:p text:style-name="P13">     0.00 sm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0:00 h</text:p>
          </table:table-cell>
          <table:covered-table-cell/>
          <table:table-cell table:style-name="Tabelle2.A3" office:value-type="string">
            <text:p text:style-name="P12">00000:00 h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.00 Liter</text:p>
          </table:table-cell>
          <table:covered-table-cell/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kein GPS-Signal<text:line-break/> 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30.11.2011<text:line-break/>21:21:35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<text:s/></text:p>
          </table:table-cell>
          <table:table-cell table:style-name="Tabelle2.A1" office:value-type="string">
            <text:p text:style-name="P13">0.00 sm</text:p>
          </table:table-cell>
          <table:table-cell table:style-name="Tabelle2.A1" office:value-type="string">
            <text:p text:style-name="P13">     0.00 sm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0:00 h</text:p>
          </table:table-cell>
          <table:covered-table-cell/>
          <table:table-cell table:style-name="Tabelle2.A3" office:value-type="string">
            <text:p text:style-name="P12">00000:00 h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.00 Liter</text:p>
          </table:table-cell>
          <table:covered-table-cell/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kein GPS-Signal<text:line-break/> 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30.11.2011<text:line-break/>21:22:35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<text:s/></text:p>
          </table:table-cell>
          <table:table-cell table:style-name="Tabelle2.A1" office:value-type="string">
            <text:p text:style-name="P13">0.00 sm</text:p>
          </table:table-cell>
          <table:table-cell table:style-name="Tabelle2.A1" office:value-type="string">
            <text:p text:style-name="P13">     0.00 sm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0:00 h</text:p>
          </table:table-cell>
          <table:covered-table-cell/>
          <table:table-cell table:style-name="Tabelle2.A3" office:value-type="string">
            <text:p text:style-name="P12">00000:00 h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.00 Liter</text:p>
          </table:table-cell>
          <table:covered-table-cell/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kein GPS-Signal<text:line-break/> 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30.11.2011<text:line-break/>21:23:35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<text:s/></text:p>
          </table:table-cell>
          <table:table-cell table:style-name="Tabelle2.A1" office:value-type="string">
            <text:p text:style-name="P13">0.00 sm</text:p>
          </table:table-cell>
          <table:table-cell table:style-name="Tabelle2.A1" office:value-type="string">
            <text:p text:style-name="P13">     0.00 sm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/>
          </table:table-cell>
          <table:covered-table-cell/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0:00 h</text:p>
          </table:table-cell>
          <table:covered-table-cell/>
          <table:table-cell table:style-name="Tabelle2.A3" office:value-type="string">
            <text:p text:style-name="P12">00000:00 h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>      0.00 Liter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0.00 Liter</text:p>
          </table:table-cell>
          <table:covered-table-cell/>
          <table:table-cell table:style-name="Tabelle2.A3" office:value-type="string">
            <text:p text:style-name="P12">      0.00 Liter</text:p>
          </table:table-cell>
          <table:table-cell table:style-name="Tabelle2.A3" office:value-type="string">
            <text:p text:style-name="P12"/>
          </table:table-cell>
          <table:table-cell table:style-name="Tabelle2.A3" office:value-type="string">
            <text:p text:style-name="P12"/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kein GPS-Signal<text:line-break/> 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2-02T22:53:05</dc:date>
    <dc:creator>Gerhard Mueller</dc:creator>
    <meta:editing-duration>PT12H43M7S</meta:editing-duration>
    <meta:editing-cycles>170</meta:editing-cycles>
    <meta:generator>OpenOffice.org/3.3$Unix OpenOffice.org_project/330m20$Build-9567</meta:generator>
    <meta:document-statistic meta:table-count="3" meta:image-count="1" meta:object-count="0" meta:page-count="2" meta:paragraph-count="64" meta:word-count="85" meta:character-count="583"/>
  </office:meta>
</office:document-meta>
</file>